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0.8543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5728in"/>
    </style:style>
    <style:style style:name="co10" style:family="table-column">
      <style:table-column-properties fo:break-before="auto" style:column-width="0.6146in"/>
    </style:style>
    <style:style style:name="co11" style:family="table-column">
      <style:table-column-properties fo:break-before="auto" style:column-width="0.5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1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3126in"/>
    </style:style>
    <style:style style:name="co16" style:family="table-column">
      <style:table-column-properties fo:break-before="auto" style:column-width="0.6457in"/>
    </style:style>
    <style:style style:name="co17" style:family="table-column">
      <style:table-column-properties fo:break-before="auto" style:column-width="1.1772in"/>
    </style:style>
    <style:style style:name="co18" style:family="table-column">
      <style:table-column-properties fo:break-before="auto" style:column-width="0.8228in"/>
    </style:style>
    <style:style style:name="co19" style:family="table-column">
      <style:table-column-properties fo:break-before="auto" style:column-width="0.7811in"/>
    </style:style>
    <style:style style:name="co20" style:family="table-column">
      <style:table-column-properties fo:break-before="auto" style:column-width="0.3335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calcext:value-type="string">
            <text:p>Nuosekliai=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15:.B17];[.C15:.C17])/COUNT([.B15:.B17])" office:value-type="float" office:value="10.3198383933333" calcext:value-type="float">
            <text:p>10.3198383933333</text:p>
          </table:table-cell>
          <table:table-cell table:formula="of:=AVERAGE([.D15:.D17])" office:value-type="float" office:value="19.9716333333333" calcext:value-type="float">
            <text:p>19.9716333333333</text:p>
          </table:table-cell>
          <table:table-cell table:formula="of:=SUM([.B3:.C3])" office:value-type="float" office:value="30.2914717266667" calcext:value-type="float">
            <text:p>30.2914717266667</text:p>
          </table:table-cell>
          <table:table-cell table:formula="of:=[.B3]/([.B3]+[.C3])" office:value-type="float" office:value="0.340684615341697" calcext:value-type="float">
            <text:p>0.340684615341697</text:p>
          </table:table-cell>
          <table:table-cell table:formula="of:=1-[.E3]" office:value-type="float" office:value="0.659315384658303" calcext:value-type="float">
            <text:p>0.659315384658303</text:p>
          </table:table-cell>
          <table:table-cell/>
          <table:table-cell table:formula="of:=1/[.E3]" office:value-type="float" office:value="2.9352660935306" calcext:value-type="float">
            <text:p>2.9352660935306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1:.B23];[.C21:.C23])/COUNT([.B21:.B23])" office:value-type="float" office:value="10.3109900033333" calcext:value-type="float">
            <text:p>10.3109900033333</text:p>
          </table:table-cell>
          <table:table-cell table:formula="of:=AVERAGE([.D21:.D23])" office:value-type="float" office:value="10.2751666666667" calcext:value-type="float">
            <text:p>10.2751666666667</text:p>
          </table:table-cell>
          <table:table-cell table:formula="of:=SUM([.B4:.C4])" office:value-type="float" office:value="20.58615667" calcext:value-type="float">
            <text:p>20.58615667</text:p>
          </table:table-cell>
          <table:table-cell table:formula="of:=[.B4]/([.B4]+[.C4])" office:value-type="float" office:value="0.50087008316416" calcext:value-type="float">
            <text:p>0.50087008316416</text:p>
          </table:table-cell>
          <table:table-cell table:formula="of:=1-[.E4]" office:value-type="float" office:value="0.49912991683584" calcext:value-type="float">
            <text:p>0.49912991683584</text:p>
          </table:table-cell>
          <table:table-cell table:number-columns-repeated="2"/>
          <table:table-cell table:formula="of:=1/([.E3]+([.F3]/[.A4]))" office:value-type="float" office:value="1.49177515510631" calcext:value-type="float">
            <text:p>1.49177515510631</text:p>
          </table:table-cell>
          <table:table-cell table:formula="of:=[.$D$3]/[.D4]" office:value-type="float" office:value="1.47144861531196" calcext:value-type="float">
            <text:p>1.471448615311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27:.B29];[.C27:.C29])/COUNT([.B27:.B29])" office:value-type="float" office:value="10.3286707166667" calcext:value-type="float">
            <text:p>10.3286707166667</text:p>
          </table:table-cell>
          <table:table-cell table:formula="of:=AVERAGE([.D27:.D29])" office:value-type="float" office:value="5.46506666666667" calcext:value-type="float">
            <text:p>5.46506666666667</text:p>
          </table:table-cell>
          <table:table-cell table:formula="of:=SUM([.B5:.C5])" office:value-type="float" office:value="15.7937373833333" calcext:value-type="float">
            <text:p>15.7937373833333</text:p>
          </table:table-cell>
          <table:table-cell table:formula="of:=[.B5]/([.B5]+[.C5])" office:value-type="float" office:value="0.65397255038356" calcext:value-type="float">
            <text:p>0.65397255038356</text:p>
          </table:table-cell>
          <table:table-cell table:formula="of:=1-[.E5]" office:value-type="float" office:value="0.346027449616441" calcext:value-type="float">
            <text:p>0.346027449616441</text:p>
          </table:table-cell>
          <table:table-cell table:number-columns-repeated="2"/>
          <table:table-cell table:formula="of:=1/([.E3]+([.F3]/[.A5]))" office:value-type="float" office:value="1.97818668769039" calcext:value-type="float">
            <text:p>1.97818668769039</text:p>
          </table:table-cell>
          <table:table-cell table:formula="of:=[.$D$3]/[.D5]" office:value-type="float" office:value="1.91794196594863" calcext:value-type="float">
            <text:p>1.9179419659486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0.00330687;0.00367093;0.00315094)/3+SUM(10.3126;10.4045;10.3346)/3" office:value-type="float" office:value="10.3539429133333" calcext:value-type="float">
            <text:p>10.3539429133333</text:p>
          </table:table-cell>
          <table:table-cell table:formula="of:=AVERAGE(3.9672;4.0364;3.97391)" office:value-type="float" office:value="3.99250333333333" calcext:value-type="float">
            <text:p>3.99250333333333</text:p>
          </table:table-cell>
          <table:table-cell table:formula="of:=SUM([.B6:.C6])" office:value-type="float" office:value="14.3464462466667" calcext:value-type="float">
            <text:p>14.3464462466667</text:p>
          </table:table-cell>
          <table:table-cell table:formula="of:=[.B6]/([.B6]+[.C6])" office:value-type="float" office:value="0.721707852614652" calcext:value-type="float">
            <text:p>0.721707852614652</text:p>
          </table:table-cell>
          <table:table-cell table:formula="of:=1-[.E6]" office:value-type="float" office:value="0.278292147385348" calcext:value-type="float">
            <text:p>0.278292147385348</text:p>
          </table:table-cell>
          <table:table-cell table:number-columns-repeated="2"/>
          <table:table-cell table:formula="of:=1/([.E3]+([.F3]/[.A6]))" office:value-type="float" office:value="2.21940844246444" calcext:value-type="float">
            <text:p>2.21940844246444</text:p>
          </table:table-cell>
          <table:table-cell table:formula="of:=[.$D$3]/[.D6]" office:value-type="float" office:value="2.11142684438" calcext:value-type="float">
            <text:p>2.1114268443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nt mano kompo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num points</text:p>
          </table:table-cell>
          <table:table-cell office:value-type="float" office:value="12000" calcext:value-type="float">
            <text:p>12000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num iteration</text:p>
          </table:table-cell>
          <table:table-cell office:value-type="float" office:value="25000" calcext:value-type="float">
            <text:p>25000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9"/>
          <table:table-cell office:value-type="string" calcext:value-type="string">
            <text:p>mac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6"/>
          <table:table-cell office:value-type="string" calcext:value-type="string">
            <text:p>num points</text:p>
          </table:table-cell>
          <table:table-cell office:value-type="float" office:value="12000" calcext:value-type="float">
            <text:p>120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6"/>
          <table:table-cell office:value-type="string" calcext:value-type="string">
            <text:p>num iteration</text:p>
          </table:table-cell>
          <table:table-cell office:value-type="float" office:value="30000" calcext:value-type="float">
            <text:p>300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649" calcext:value-type="float">
            <text:p>0.0032649</text:p>
          </table:table-cell>
          <table:table-cell office:value-type="float" office:value="10.3459" calcext:value-type="float">
            <text:p>10.3459</text:p>
          </table:table-cell>
          <table:table-cell office:value-type="float" office:value="10.2932" calcext:value-type="float">
            <text:p>10.29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2604" calcext:value-type="float">
            <text:p>0.00322604</text:p>
          </table:table-cell>
          <table:table-cell office:value-type="float" office:value="10.2649" calcext:value-type="float">
            <text:p>10.2649</text:p>
          </table:table-cell>
          <table:table-cell office:value-type="float" office:value="10.3794" calcext:value-type="float">
            <text:p>10.379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17907" calcext:value-type="float">
            <text:p>0.00317907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0.1529" calcext:value-type="float">
            <text:p>10.15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7802" calcext:value-type="float">
            <text:p>0.00327802</text:p>
          </table:table-cell>
          <table:table-cell office:value-type="float" office:value="10.3312" calcext:value-type="float">
            <text:p>10.3312</text:p>
          </table:table-cell>
          <table:table-cell office:value-type="float" office:value="5.46127" calcext:value-type="float">
            <text:p>5.4612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49092" calcext:value-type="float">
            <text:p>0.00349092</text:p>
          </table:table-cell>
          <table:table-cell office:value-type="float" office:value="10.3266" calcext:value-type="float">
            <text:p>10.3266</text:p>
          </table:table-cell>
          <table:table-cell office:value-type="float" office:value="5.47112" calcext:value-type="float">
            <text:p>5.4711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4321" calcext:value-type="float">
            <text:p>0.00324321</text:p>
          </table:table-cell>
          <table:table-cell office:value-type="float" office:value="10.3182" calcext:value-type="float">
            <text:p>10.3182</text:p>
          </table:table-cell>
          <table:table-cell office:value-type="float" office:value="5.46281" calcext:value-type="float">
            <text:p>5.46281</text:p>
          </table:table-cell>
          <table:table-cell table:number-columns-repeated="16380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c-_lygiagreti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number-columns-repeated="3" table:default-cell-style-name="ce1"/>
        <table:table-column table:style-name="co1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9" table:number-columns-repeated="16369" table:default-cell-style-name="ce1"/>
        <table:table-row table:style-name="ro1">
          <table:table-cell office:value-type="string" calcext:value-type="string">
            <text:p>Nuosekli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B3:.B5])+SUM([.D3:.D5]))/3" office:value-type="float" office:value="19.97530506" calcext:value-type="float">
            <text:p>19.97530506</text:p>
          </table:table-cell>
          <table:table-cell table:formula="of:=(SUM([.C3:.C5]))/3" office:value-type="float" office:value="10.3161666666667" calcext:value-type="float">
            <text:p>10.3161666666667</text:p>
          </table:table-cell>
          <table:table-cell table:formula="of:=SUM([.G4:.H4])" office:value-type="float" office:value="30.2914717266667" calcext:value-type="float">
            <text:p>30.2914717266667</text:p>
          </table:table-cell>
          <table:table-cell table:formula="of:=[.G4]/([.G4]+[.H4])" office:value-type="float" office:value="0.659436597873025" calcext:value-type="float">
            <text:p>0.659436597873025</text:p>
          </table:table-cell>
          <table:table-cell table:formula="of:=1-[.J4]" office:value-type="float" office:value="0.340563402126975" calcext:value-type="float">
            <text:p>0.340563402126975</text:p>
          </table:table-cell>
          <table:table-cell/>
          <table:table-cell table:formula="of:=1/[.J4]" office:value-type="float" office:value="1.51644601349916" calcext:value-type="float">
            <text:p>1.51644601349916</text:p>
          </table:table-cell>
          <table:table-cell table:formula="of:=1/([.J4]+([.K4]/[.F4])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B9:.B11])+SUM([.D9:.D11]))/3" office:value-type="float" office:value="20.5058720033333" calcext:value-type="float">
            <text:p>20.5058720033333</text:p>
          </table:table-cell>
          <table:table-cell table:formula="of:=(SUM([.C9:.C11]))/3" office:value-type="float" office:value="5.26789666666667" calcext:value-type="float">
            <text:p>5.26789666666667</text:p>
          </table:table-cell>
          <table:table-cell table:formula="of:=SUM([.G5:.H5])" office:value-type="float" office:value="25.77376867" calcext:value-type="float">
            <text:p>25.77376867</text:p>
          </table:table-cell>
          <table:table-cell table:formula="of:=[.G5]/([.G5]+[.H5])" office:value-type="float" office:value="0.795610151774259" calcext:value-type="float">
            <text:p>0.795610151774259</text:p>
          </table:table-cell>
          <table:table-cell table:formula="of:=1-[.J5]" office:value-type="float" office:value="0.204389848225741" calcext:value-type="float">
            <text:p>0.204389848225741</text:p>
          </table:table-cell>
          <table:table-cell table:number-columns-repeated="2"/>
          <table:table-cell table:formula="of:=1/([.J4]+([.K4]/[.F5]))" office:value-type="float" office:value="1.20522833024383" calcext:value-type="float">
            <text:p>1.20522833024383</text:p>
          </table:table-cell>
          <table:table-cell table:formula="of:=[.$I$4]/[.I5]" office:value-type="float" office:value="1.17528298304024" calcext:value-type="float">
            <text:p>1.175282983040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ynamic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(SUM([.B15:.B17])+SUM([.D15:.D17]))/3" office:value-type="float" office:value="20.35718332" calcext:value-type="float">
            <text:p>20.35718332</text:p>
          </table:table-cell>
          <table:table-cell table:formula="of:=(SUM([.C15:.C17]))/3" office:value-type="float" office:value="2.74725" calcext:value-type="float">
            <text:p>2.74725</text:p>
          </table:table-cell>
          <table:table-cell table:formula="of:=SUM([.G6:.H6])" office:value-type="float" office:value="23.10443332" calcext:value-type="float">
            <text:p>23.10443332</text:p>
          </table:table-cell>
          <table:table-cell table:formula="of:=[.G6]/([.G6]+[.H6])" office:value-type="float" office:value="0.881094248798481" calcext:value-type="float">
            <text:p>0.881094248798481</text:p>
          </table:table-cell>
          <table:table-cell table:formula="of:=1-[.J6]" office:value-type="float" office:value="0.118905751201519" calcext:value-type="float">
            <text:p>0.118905751201519</text:p>
          </table:table-cell>
          <table:table-cell table:number-columns-repeated="2"/>
          <table:table-cell table:formula="of:=1/([.J4]+([.K4]/[.F6]))" office:value-type="float" office:value="1.34304363117962" calcext:value-type="float">
            <text:p>1.34304363117962</text:p>
          </table:table-cell>
          <table:table-cell table:formula="of:=[.$I$4]/[.I6]" office:value-type="float" office:value="1.31106750410733" calcext:value-type="float">
            <text:p>1.311067504107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(SUM([.B21:.B23])+SUM([.D21:.D23]))/3" office:value-type="float" office:value="19.8584543466667" calcext:value-type="float">
            <text:p>19.8584543466667</text:p>
          </table:table-cell>
          <table:table-cell table:formula="of:=(SUM([.C21:.C23]))/3" office:value-type="float" office:value="2.02387" calcext:value-type="float">
            <text:p>2.02387</text:p>
          </table:table-cell>
          <table:table-cell table:formula="of:=SUM([.G7:.H7])" office:value-type="float" office:value="21.8823243466667" calcext:value-type="float">
            <text:p>21.8823243466667</text:p>
          </table:table-cell>
          <table:table-cell table:formula="of:=[.G7]/([.G7]+[.H7])" office:value-type="float" office:value="0.907511196345634" calcext:value-type="float">
            <text:p>0.907511196345634</text:p>
          </table:table-cell>
          <table:table-cell table:formula="of:=1-[.J7]" office:value-type="float" office:value="0.0924888036543656" calcext:value-type="float">
            <text:p>0.0924888036543656</text:p>
          </table:table-cell>
          <table:table-cell table:number-columns-repeated="2"/>
          <table:table-cell table:formula="of:=1/([.J4]+([.K4]/[.F7]))" office:value-type="float" office:value="1.39626355564776" calcext:value-type="float">
            <text:p>1.39626355564776</text:p>
          </table:table-cell>
          <table:table-cell table:formula="of:=[.$I$4]/[.I7]" office:value-type="float" office:value="1.38428949533786" calcext:value-type="float">
            <text:p>1.38428949533786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16886" calcext:value-type="float">
            <text:p>0.00916886</text:p>
          </table:table-cell>
          <table:table-cell office:value-type="float" office:value="5.28911" calcext:value-type="float">
            <text:p>5.28911</text:p>
          </table:table-cell>
          <table:table-cell office:value-type="float" office:value="20.2381" calcext:value-type="float">
            <text:p>20.23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69601" calcext:value-type="float">
            <text:p>0.00969601</text:p>
          </table:table-cell>
          <table:table-cell office:value-type="float" office:value="5.24275" calcext:value-type="float">
            <text:p>5.24275</text:p>
          </table:table-cell>
          <table:table-cell office:value-type="float" office:value="20.2181" calcext:value-type="float">
            <text:p>20.21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435114" calcext:value-type="float">
            <text:p>0.00435114</text:p>
          </table:table-cell>
          <table:table-cell office:value-type="float" office:value="5.27183" calcext:value-type="float">
            <text:p>5.27183</text:p>
          </table:table-cell>
          <table:table-cell office:value-type="float" office:value="21.0382" calcext:value-type="float">
            <text:p>21.038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2097" calcext:value-type="float">
            <text:p>0.00352097</text:p>
          </table:table-cell>
          <table:table-cell office:value-type="float" office:value="2.74811" calcext:value-type="float">
            <text:p>2.74811</text:p>
          </table:table-cell>
          <table:table-cell office:value-type="float" office:value="20.4228" calcext:value-type="float">
            <text:p>20.422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824" calcext:value-type="float">
            <text:p>0.003824</text:p>
          </table:table-cell>
          <table:table-cell office:value-type="float" office:value="2.77346" calcext:value-type="float">
            <text:p>2.77346</text:p>
          </table:table-cell>
          <table:table-cell office:value-type="float" office:value="20.1104" calcext:value-type="float">
            <text:p>20.11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0499" calcext:value-type="float">
            <text:p>0.00350499</text:p>
          </table:table-cell>
          <table:table-cell office:value-type="float" office:value="2.72018" calcext:value-type="float">
            <text:p>2.72018</text:p>
          </table:table-cell>
          <table:table-cell office:value-type="float" office:value="20.5275" calcext:value-type="float">
            <text:p>20.527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9321" calcext:value-type="float">
            <text:p>0.00359321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20.0235" calcext:value-type="float">
            <text:p>20.023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6497" calcext:value-type="float">
            <text:p>0.00366497</text:p>
          </table:table-cell>
          <table:table-cell office:value-type="float" office:value="1.98846" calcext:value-type="float">
            <text:p>1.98846</text:p>
          </table:table-cell>
          <table:table-cell office:value-type="float" office:value="20.1162" calcext:value-type="float">
            <text:p>20.116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40486" calcext:value-type="float">
            <text:p>0.00340486</text:p>
          </table:table-cell>
          <table:table-cell office:value-type="float" office:value="2.04187" calcext:value-type="float">
            <text:p>2.04187</text:p>
          </table:table-cell>
          <table:table-cell office:value-type="float" office:value="19.425" calcext:value-type="float">
            <text:p>19.4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16383"/>
        </table:table-row>
        <table:table-row table:style-name="ro1">
          <table:table-cell table:number-columns-repeated="6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(SUM([.B3:.B5])+SUM([.D3:.D5]))/3" office:value-type="float" office:value="19.97530506" calcext:value-type="float">
            <text:p>19.97530506</text:p>
          </table:table-cell>
          <table:table-cell table:formula="of:=(SUM([.C3:.C5]))/3" office:value-type="float" office:value="10.3161666666667" calcext:value-type="float">
            <text:p>10.3161666666667</text:p>
          </table:table-cell>
          <table:table-cell table:formula="of:=SUM([.G27:.H27])" office:value-type="float" office:value="30.2914717266667" calcext:value-type="float">
            <text:p>30.2914717266667</text:p>
          </table:table-cell>
          <table:table-cell table:formula="of:=[.G27]/([.G27]+[.H27])" office:value-type="float" office:value="0.659436597873025" calcext:value-type="float">
            <text:p>0.659436597873025</text:p>
          </table:table-cell>
          <table:table-cell table:formula="of:=1-[.J27]" office:value-type="float" office:value="0.340563402126975" calcext:value-type="float">
            <text:p>0.340563402126975</text:p>
          </table:table-cell>
          <table:table-cell/>
          <table:table-cell table:formula="of:=1/[.J27]" office:value-type="float" office:value="1.51644601349916" calcext:value-type="float">
            <text:p>1.51644601349916</text:p>
          </table:table-cell>
          <table:table-cell table:formula="of:=1/([.J27]+([.K27]/[.F27])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B29:.B31])+SUM([.D29:.D31]))/3" office:value-type="float" office:value="20.5647865733333" calcext:value-type="float">
            <text:p>20.5647865733333</text:p>
          </table:table-cell>
          <table:table-cell table:formula="of:=(SUM([.C29:.C31]))/3" office:value-type="float" office:value="7.87109" calcext:value-type="float">
            <text:p>7.87109</text:p>
          </table:table-cell>
          <table:table-cell table:formula="of:=SUM([.G28:.H28])" office:value-type="float" office:value="28.4358765733333" calcext:value-type="float">
            <text:p>28.4358765733333</text:p>
          </table:table-cell>
          <table:table-cell table:formula="of:=[.G28]/([.G28]+[.H28])" office:value-type="float" office:value="0.723198615674772" calcext:value-type="float">
            <text:p>0.723198615674772</text:p>
          </table:table-cell>
          <table:table-cell table:formula="of:=1-[.J28]" office:value-type="float" office:value="0.276801384325228" calcext:value-type="float">
            <text:p>0.276801384325228</text:p>
          </table:table-cell>
          <table:table-cell table:number-columns-repeated="2"/>
          <table:table-cell table:formula="of:=1/([.J27]+([.K27]/[.F28]))" office:value-type="float" office:value="1.20522833024383" calcext:value-type="float">
            <text:p>1.20522833024383</text:p>
          </table:table-cell>
          <table:table-cell table:formula="of:=[.$I$27]/[.I28]" office:value-type="float" office:value="1.06525542297062" calcext:value-type="float">
            <text:p>1.0652554229706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6118" calcext:value-type="float">
            <text:p>0.0036118</text:p>
          </table:table-cell>
          <table:table-cell office:value-type="float" office:value="7.97002" calcext:value-type="float">
            <text:p>7.97002</text:p>
          </table:table-cell>
          <table:table-cell office:value-type="float" office:value="21.4646" calcext:value-type="float">
            <text:p>21.4646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B35:.B37])+SUM([.D35:.D37]))/3" office:value-type="float" office:value="20.940013321" calcext:value-type="float">
            <text:p>20.940013321</text:p>
          </table:table-cell>
          <table:table-cell table:formula="of:=(SUM([.C35:.C37]))/3" office:value-type="float" office:value="3.40155333333333" calcext:value-type="float">
            <text:p>3.40155333333333</text:p>
          </table:table-cell>
          <table:table-cell table:formula="of:=SUM([.G29:.H29])" office:value-type="float" office:value="24.3415666543333" calcext:value-type="float">
            <text:p>24.3415666543333</text:p>
          </table:table-cell>
          <table:table-cell table:formula="of:=[.G29]/([.G29]+[.H29])" office:value-type="float" office:value="0.860257419678951" calcext:value-type="float">
            <text:p>0.860257419678951</text:p>
          </table:table-cell>
          <table:table-cell table:formula="of:=1-[.J29]" office:value-type="float" office:value="0.139742580321049" calcext:value-type="float">
            <text:p>0.139742580321049</text:p>
          </table:table-cell>
          <table:table-cell table:number-columns-repeated="2"/>
          <table:table-cell table:formula="of:=1/([.J27]+([.K27]/[.F29]))" office:value-type="float" office:value="1.34304363117962" calcext:value-type="float">
            <text:p>1.34304363117962</text:p>
          </table:table-cell>
          <table:table-cell table:formula="of:=[.$I$27]/[.I29]" office:value-type="float" office:value="1.24443394120132" calcext:value-type="float">
            <text:p>1.2444339412013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65996" calcext:value-type="float">
            <text:p>0.00365996</text:p>
          </table:table-cell>
          <table:table-cell office:value-type="float" office:value="7.84433" calcext:value-type="float">
            <text:p>7.84433</text:p>
          </table:table-cell>
          <table:table-cell office:value-type="float" office:value="20.0156" calcext:value-type="float">
            <text:p>20.0156</text:p>
          </table:table-cell>
          <table:table-cell/>
          <table:table-cell office:value-type="float" office:value="6" calcext:value-type="float">
            <text:p>6</text:p>
          </table:table-cell>
          <table:table-cell table:formula="of:=(SUM([.B41:.B43])+SUM([.D41:.D43]))/3" office:value-type="float" office:value="21.0636612833333" calcext:value-type="float">
            <text:p>21.0636612833333</text:p>
          </table:table-cell>
          <table:table-cell table:formula="of:=(SUM([.C41:.C43]))/3" office:value-type="float" office:value="3.42732666666667" calcext:value-type="float">
            <text:p>3.42732666666667</text:p>
          </table:table-cell>
          <table:table-cell table:formula="of:=SUM([.G30:.H30])" office:value-type="float" office:value="24.49098795" calcext:value-type="float">
            <text:p>24.49098795</text:p>
          </table:table-cell>
          <table:table-cell table:formula="of:=[.G30]/([.G30]+[.H30])" office:value-type="float" office:value="0.860057639419701" calcext:value-type="float">
            <text:p>0.860057639419701</text:p>
          </table:table-cell>
          <table:table-cell table:formula="of:=1-[.J30]" office:value-type="float" office:value="0.139942360580299" calcext:value-type="float">
            <text:p>0.139942360580299</text:p>
          </table:table-cell>
          <table:table-cell table:number-columns-repeated="2"/>
          <table:table-cell table:formula="of:=1/([.J27]+([.K27]/[.F30]))" office:value-type="float" office:value="1.39626355564776" calcext:value-type="float">
            <text:p>1.39626355564776</text:p>
          </table:table-cell>
          <table:table-cell table:formula="of:=[.$I$27]/[.I30]" office:value-type="float" office:value="1.23684155937314" calcext:value-type="float">
            <text:p>1.2368415593731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58796" calcext:value-type="float">
            <text:p>0.00358796</text:p>
          </table:table-cell>
          <table:table-cell office:value-type="float" office:value="7.79892" calcext:value-type="float">
            <text:p>7.79892</text:p>
          </table:table-cell>
          <table:table-cell office:value-type="float" office:value="20.2033" calcext:value-type="float">
            <text:p>20.203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2097" calcext:value-type="float">
            <text:p>0.00352097</text:p>
          </table:table-cell>
          <table:table-cell office:value-type="float" office:value="4.7592" calcext:value-type="float">
            <text:p>4.7592</text:p>
          </table:table-cell>
          <table:table-cell office:value-type="float" office:value="21.6304" calcext:value-type="float">
            <text:p>21.63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4007" calcext:value-type="float">
            <text:p>0.00374007</text:p>
          </table:table-cell>
          <table:table-cell office:value-type="float" office:value="4.83521" calcext:value-type="float">
            <text:p>4.83521</text:p>
          </table:table-cell>
          <table:table-cell office:value-type="float" office:value="20.8939" calcext:value-type="float">
            <text:p>20.89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78923" calcext:value-type="float">
            <text:p>0.003778923</text:p>
          </table:table-cell>
          <table:table-cell office:value-type="float" office:value="0.61025" calcext:value-type="float">
            <text:p>0.61025</text:p>
          </table:table-cell>
          <table:table-cell office:value-type="float" office:value="20.2847" calcext:value-type="float">
            <text:p>20.284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6998" calcext:value-type="float">
            <text:p>0.00366998</text:p>
          </table:table-cell>
          <table:table-cell office:value-type="float" office:value="3.44194" calcext:value-type="float">
            <text:p>3.44194</text:p>
          </table:table-cell>
          <table:table-cell office:value-type="float" office:value="21.4086" calcext:value-type="float">
            <text:p>21.408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82686" calcext:value-type="float">
            <text:p>0.00382686</text:p>
          </table:table-cell>
          <table:table-cell office:value-type="float" office:value="3.48891" calcext:value-type="float">
            <text:p>3.48891</text:p>
          </table:table-cell>
          <table:table-cell office:value-type="float" office:value="20.9037" calcext:value-type="float">
            <text:p>20.903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8701" calcext:value-type="float">
            <text:p>0.00358701</text:p>
          </table:table-cell>
          <table:table-cell office:value-type="float" office:value="3.35113" calcext:value-type="float">
            <text:p>3.35113</text:p>
          </table:table-cell>
          <table:table-cell office:value-type="float" office:value="20.8676" calcext:value-type="float">
            <text:p>20.867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58605" calcext:value-type="float">
            <text:p>0.00358605</text:p>
          </table:table-cell>
          <table:table-cell office:value-type="float" office:value="6.00329" calcext:value-type="float">
            <text:p>6.00329</text:p>
          </table:table-cell>
          <table:table-cell office:value-type="float" office:value="21.1786" calcext:value-type="float">
            <text:p>21.17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B3:.B5])+SUM([.D3:.D5]))/3" office:value-type="float" office:value="19.97530506" calcext:value-type="float">
            <text:p>19.97530506</text:p>
          </table:table-cell>
          <table:table-cell table:formula="of:=(SUM([.C3:.C5]))/3" office:value-type="float" office:value="10.3161666666667" calcext:value-type="float">
            <text:p>10.3161666666667</text:p>
          </table:table-cell>
          <table:table-cell table:formula="of:=SUM([.G49:.H49])" office:value-type="float" office:value="30.2914717266667" calcext:value-type="float">
            <text:p>30.2914717266667</text:p>
          </table:table-cell>
          <table:table-cell table:formula="of:=[.G49]/([.G49]+[.H49])" office:value-type="float" office:value="0.659436597873025" calcext:value-type="float">
            <text:p>0.659436597873025</text:p>
          </table:table-cell>
          <table:table-cell table:formula="of:=1-[.J49]" office:value-type="float" office:value="0.340563402126975" calcext:value-type="float">
            <text:p>0.340563402126975</text:p>
          </table:table-cell>
          <table:table-cell/>
          <table:table-cell table:formula="of:=1/[.J49]" office:value-type="float" office:value="1.51644601349916" calcext:value-type="float">
            <text:p>1.51644601349916</text:p>
          </table:table-cell>
          <table:table-cell table:formula="of:=1/([.J49]+([.K49]/[.F49])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0.00370002" calcext:value-type="float">
            <text:p>0.00370002</text:p>
          </table:table-cell>
          <table:table-cell office:value-type="float" office:value="5.24668" calcext:value-type="float">
            <text:p>5.24668</text:p>
          </table:table-cell>
          <table:table-cell office:value-type="float" office:value="20.6965" calcext:value-type="float">
            <text:p>20.69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B49:.B51])+SUM([.D49:.D51]))/3" office:value-type="float" office:value="20.84936203" calcext:value-type="float">
            <text:p>20.84936203</text:p>
          </table:table-cell>
          <table:table-cell table:formula="of:=(SUM([.C49:.C51]))/3" office:value-type="float" office:value="5.50611666666667" calcext:value-type="float">
            <text:p>5.50611666666667</text:p>
          </table:table-cell>
          <table:table-cell table:formula="of:=SUM([.G50:.H50])" office:value-type="float" office:value="26.3554786966667" calcext:value-type="float">
            <text:p>26.3554786966667</text:p>
          </table:table-cell>
          <table:table-cell table:formula="of:=[.G50]/([.G50]+[.H50])" office:value-type="float" office:value="0.791082653817893" calcext:value-type="float">
            <text:p>0.791082653817893</text:p>
          </table:table-cell>
          <table:table-cell table:formula="of:=1-[.J50]" office:value-type="float" office:value="0.208917346182107" calcext:value-type="float">
            <text:p>0.208917346182107</text:p>
          </table:table-cell>
          <table:table-cell table:number-columns-repeated="2"/>
          <table:table-cell table:formula="of:=1/([.J49]+([.K49]/[.F50]))" office:value-type="float" office:value="1.20522833024383" calcext:value-type="float">
            <text:p>1.20522833024383</text:p>
          </table:table-cell>
          <table:table-cell table:formula="of:=[.$I$49]/[.I50]" office:value-type="float" office:value="1.14934249820694" calcext:value-type="float">
            <text:p>1.1493424982069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70002" calcext:value-type="float">
            <text:p>0.00370002</text:p>
          </table:table-cell>
          <table:table-cell office:value-type="float" office:value="5.26838" calcext:value-type="float">
            <text:p>5.26838</text:p>
          </table:table-cell>
          <table:table-cell office:value-type="float" office:value="20.662" calcext:value-type="float">
            <text:p>20.662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B55:.B57])+SUM([.D55:.D57]))/3" office:value-type="float" office:value="21.0479192966667" calcext:value-type="float">
            <text:p>21.0479192966667</text:p>
          </table:table-cell>
          <table:table-cell table:formula="of:=(SUM([.C55:.C57]))/3" office:value-type="float" office:value="2.75181666666667" calcext:value-type="float">
            <text:p>2.75181666666667</text:p>
          </table:table-cell>
          <table:table-cell table:formula="of:=SUM([.G51:.H51])" office:value-type="float" office:value="23.7997359633333" calcext:value-type="float">
            <text:p>23.7997359633333</text:p>
          </table:table-cell>
          <table:table-cell table:formula="of:=[.G51]/([.G51]+[.H51])" office:value-type="float" office:value="0.884376168252194" calcext:value-type="float">
            <text:p>0.884376168252194</text:p>
          </table:table-cell>
          <table:table-cell table:formula="of:=1-[.J51]" office:value-type="float" office:value="0.115623831747806" calcext:value-type="float">
            <text:p>0.115623831747806</text:p>
          </table:table-cell>
          <table:table-cell table:number-columns-repeated="2"/>
          <table:table-cell table:formula="of:=1/([.J49]+([.K49]/[.F51]))" office:value-type="float" office:value="1.34304363117962" calcext:value-type="float">
            <text:p>1.34304363117962</text:p>
          </table:table-cell>
          <table:table-cell table:formula="of:=[.$I$49]/[.I51]" office:value-type="float" office:value="1.27276503291191" calcext:value-type="float">
            <text:p>1.27276503291191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(SUM([.B61:.B63])+SUM([.D61:.D63]))/3" office:value-type="float" office:value="21.36161293" calcext:value-type="float">
            <text:p>21.36161293</text:p>
          </table:table-cell>
          <table:table-cell table:formula="of:=(SUM([.C61:.C63]))/3" office:value-type="float" office:value="2.27770333333333" calcext:value-type="float">
            <text:p>2.27770333333333</text:p>
          </table:table-cell>
          <table:table-cell table:formula="of:=SUM([.G52:.H52])" office:value-type="float" office:value="23.6393162633333" calcext:value-type="float">
            <text:p>23.6393162633333</text:p>
          </table:table-cell>
          <table:table-cell table:formula="of:=[.G52]/([.G52]+[.H52])" office:value-type="float" office:value="0.903647664426477" calcext:value-type="float">
            <text:p>0.903647664426477</text:p>
          </table:table-cell>
          <table:table-cell table:formula="of:=1-[.J52]" office:value-type="float" office:value="0.096352335573523" calcext:value-type="float">
            <text:p>0.096352335573523</text:p>
          </table:table-cell>
          <table:table-cell table:number-columns-repeated="2"/>
          <table:table-cell table:formula="of:=1/([.J49]+([.K49]/[.F52]))" office:value-type="float" office:value="1.39626355564776" calcext:value-type="float">
            <text:p>1.39626355564776</text:p>
          </table:table-cell>
          <table:table-cell table:formula="of:=[.$I$49]/[.I52]" office:value-type="float" office:value="1.28140219409186" calcext:value-type="float">
            <text:p>1.281402194091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86286" calcext:value-type="float">
            <text:p>0.00386286</text:p>
          </table:table-cell>
          <table:table-cell office:value-type="float" office:value="2.8314" calcext:value-type="float">
            <text:p>2.8314</text:p>
          </table:table-cell>
          <table:table-cell office:value-type="float" office:value="21.361" calcext:value-type="float">
            <text:p>21.3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9096" calcext:value-type="float">
            <text:p>0.00369096</text:p>
          </table:table-cell>
          <table:table-cell office:value-type="float" office:value="2.72917" calcext:value-type="float">
            <text:p>2.72917</text:p>
          </table:table-cell>
          <table:table-cell office:value-type="float" office:value="20.6604" calcext:value-type="float">
            <text:p>20.66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0407" calcext:value-type="float">
            <text:p>0.00370407</text:p>
          </table:table-cell>
          <table:table-cell office:value-type="float" office:value="2.69488" calcext:value-type="float">
            <text:p>2.69488</text:p>
          </table:table-cell>
          <table:table-cell office:value-type="float" office:value="21.1111" calcext:value-type="float">
            <text:p>21.111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9082" calcext:value-type="float">
            <text:p>0.00359082</text:p>
          </table:table-cell>
          <table:table-cell office:value-type="float" office:value="2.40889" calcext:value-type="float">
            <text:p>2.40889</text:p>
          </table:table-cell>
          <table:table-cell office:value-type="float" office:value="21.8481" calcext:value-type="float">
            <text:p>21.84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804996" calcext:value-type="float">
            <text:p>0.00804996</text:p>
          </table:table-cell>
          <table:table-cell office:value-type="float" office:value="2.27889" calcext:value-type="float">
            <text:p>2.27889</text:p>
          </table:table-cell>
          <table:table-cell office:value-type="float" office:value="20.9539" calcext:value-type="float">
            <text:p>20.95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9801" calcext:value-type="float">
            <text:p>0.00379801</text:p>
          </table:table-cell>
          <table:table-cell office:value-type="float" office:value="2.14533" calcext:value-type="float">
            <text:p>2.14533</text:p>
          </table:table-cell>
          <table:table-cell office:value-type="float" office:value="21.2674" calcext:value-type="float">
            <text:p>21.2674</text:p>
          </table:table-cell>
          <table:table-cell table:number-columns-repeated="16380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iskas_lygiagretu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16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9" table:number-columns-repeated="16372" table:default-cell-style-name="ce1"/>
        <table:table-row table:style-name="ro1">
          <table:table-cell office:value-type="string" calcext:value-type="string">
            <text:p>Nuosekliai=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:.B20])" office:value-type="float" office:value="0.00367172666666667" calcext:value-type="float">
            <text:p>0.00367172666666667</text:p>
          </table:table-cell>
          <table:table-cell table:formula="of:=(SUM([.C18:.C20])+SUM([.D18:.D20]))/3" office:value-type="float" office:value="30.2878" calcext:value-type="float">
            <text:p>30.2878</text:p>
          </table:table-cell>
          <table:table-cell table:formula="of:=SUM([.B3:.C3])" office:value-type="float" office:value="30.2914717266667" calcext:value-type="float">
            <text:p>30.2914717266667</text:p>
          </table:table-cell>
          <table:table-cell table:formula="of:=[.B3]/([.B3]+[.C3])" office:value-type="float" office:value="0.000121213214722556" calcext:value-type="float">
            <text:p>0.000121213214722556</text:p>
          </table:table-cell>
          <table:table-cell table:formula="of:=1-[.E3]" office:value-type="float" office:value="0.999878786785277" calcext:value-type="float">
            <text:p>0.999878786785277</text:p>
          </table:table-cell>
          <table:table-cell/>
          <table:table-cell table:formula="of:=1/[.E3]" office:value-type="float" office:value="8249.9255736175" calcext:value-type="float">
            <text:p>8249.9255736175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4:.B26])" office:value-type="float" office:value="0.00361426666666667" calcext:value-type="float">
            <text:p>0.00361426666666667</text:p>
          </table:table-cell>
          <table:table-cell table:formula="of:=(SUM([.C24:.C26])+SUM([.D24:.D26]))/3" office:value-type="float" office:value="15.8414033333333" calcext:value-type="float">
            <text:p>15.8414033333333</text:p>
          </table:table-cell>
          <table:table-cell table:formula="of:=SUM([.B4:.C4])" office:value-type="float" office:value="15.8450176" calcext:value-type="float">
            <text:p>15.8450176</text:p>
          </table:table-cell>
          <table:table-cell table:formula="of:=[.B4]/([.B4]+[.C4])" office:value-type="float" office:value="0.00022810114560344" calcext:value-type="float">
            <text:p>0.00022810114560344</text:p>
          </table:table-cell>
          <table:table-cell table:formula="of:=1-[.E4]" office:value-type="float" office:value="0.999771898854397" calcext:value-type="float">
            <text:p>0.999771898854397</text:p>
          </table:table-cell>
          <table:table-cell table:number-columns-repeated="2"/>
          <table:table-cell table:formula="of:=1/([.E3]+([.F3]/[.A4]))" office:value-type="float" office:value="1.99975760295228" calcext:value-type="float">
            <text:p>1.99975760295228</text:p>
          </table:table-cell>
          <table:table-cell table:formula="of:=[.$D$3]/[.D4]" office:value-type="float" office:value="1.91173481098984" calcext:value-type="float">
            <text:p>1.9117348109898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0:.B32])" office:value-type="float" office:value="0.00356658333333333" calcext:value-type="float">
            <text:p>0.00356658333333333</text:p>
          </table:table-cell>
          <table:table-cell table:formula="of:=(SUM([.C30:.C32])+SUM([.D30:.D32]))/3" office:value-type="float" office:value="8.17008" calcext:value-type="float">
            <text:p>8.17008</text:p>
          </table:table-cell>
          <table:table-cell table:formula="of:=SUM([.B5:.C5])" office:value-type="float" office:value="8.17364658333333" calcext:value-type="float">
            <text:p>8.17364658333333</text:p>
          </table:table-cell>
          <table:table-cell table:formula="of:=[.B5]/([.B5]+[.C5])" office:value-type="float" office:value="0.000436351547252589" calcext:value-type="float">
            <text:p>0.000436351547252589</text:p>
          </table:table-cell>
          <table:table-cell table:formula="of:=1-[.E5]" office:value-type="float" office:value="0.999563648452747" calcext:value-type="float">
            <text:p>0.999563648452747</text:p>
          </table:table-cell>
          <table:table-cell table:number-columns-repeated="2"/>
          <table:table-cell table:formula="of:=1/([.E3]+([.F3]/[.A5]))" office:value-type="float" office:value="3.99854597016622" calcext:value-type="float">
            <text:p>3.99854597016622</text:p>
          </table:table-cell>
          <table:table-cell table:formula="of:=[.$D$3]/[.D5]" office:value-type="float" office:value="3.70599235210796" calcext:value-type="float">
            <text:p>3.705992352107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36:.B38])" office:value-type="float" office:value="0.00379467" calcext:value-type="float">
            <text:p>0.00379467</text:p>
          </table:table-cell>
          <table:table-cell table:formula="of:=(SUM([.C36:.C38])+SUM([.D36:.D38]))/3" office:value-type="float" office:value="6.80816666666667" calcext:value-type="float">
            <text:p>6.80816666666667</text:p>
          </table:table-cell>
          <table:table-cell table:formula="of:=SUM([.B6:.C6])" office:value-type="float" office:value="6.81196133666667" calcext:value-type="float">
            <text:p>6.81196133666667</text:p>
          </table:table-cell>
          <table:table-cell table:formula="of:=[.B6]/([.B6]+[.C6])" office:value-type="float" office:value="0.000557059826451814" calcext:value-type="float">
            <text:p>0.000557059826451814</text:p>
          </table:table-cell>
          <table:table-cell table:formula="of:=1-[.E6]" office:value-type="float" office:value="0.999442940173548" calcext:value-type="float">
            <text:p>0.999442940173548</text:p>
          </table:table-cell>
          <table:table-cell table:number-columns-repeated="2"/>
          <table:table-cell table:formula="of:=1/([.E3]+([.F3]/[.A6]))" office:value-type="float" office:value="5.99636580611994" calcext:value-type="float">
            <text:p>5.99636580611994</text:p>
          </table:table-cell>
          <table:table-cell table:formula="of:=[.$D$3]/[.D6]" office:value-type="float" office:value="4.44680617366648" calcext:value-type="float">
            <text:p>4.44680617366648</text:p>
          </table:table-cell>
          <table:table-cell table:number-columns-repeated="1637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8391" calcext:value-type="float">
            <text:p>0.00358391</text:p>
          </table:table-cell>
          <table:table-cell office:value-type="float" office:value="5.21778" calcext:value-type="float">
            <text:p>5.21778</text:p>
          </table:table-cell>
          <table:table-cell office:value-type="float" office:value="10.4755" calcext:value-type="float">
            <text:p>10.47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7893" calcext:value-type="float">
            <text:p>0.00377893</text:p>
          </table:table-cell>
          <table:table-cell office:value-type="float" office:value="5.34288" calcext:value-type="float">
            <text:p>5.34288</text:p>
          </table:table-cell>
          <table:table-cell office:value-type="float" office:value="10.555" calcext:value-type="float">
            <text:p>10.5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47996" calcext:value-type="float">
            <text:p>0.00347996</text:p>
          </table:table-cell>
          <table:table-cell office:value-type="float" office:value="5.59035" calcext:value-type="float">
            <text:p>5.59035</text:p>
          </table:table-cell>
          <table:table-cell office:value-type="float" office:value="10.3427" calcext:value-type="float">
            <text:p>10.34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3098" calcext:value-type="float">
            <text:p>0.00353098</text:p>
          </table:table-cell>
          <table:table-cell office:value-type="float" office:value="2.62574" calcext:value-type="float">
            <text:p>2.62574</text:p>
          </table:table-cell>
          <table:table-cell office:value-type="float" office:value="5.47885" calcext:value-type="float">
            <text:p>5.4788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459" calcext:value-type="float">
            <text:p>0.0036459</text:p>
          </table:table-cell>
          <table:table-cell office:value-type="float" office:value="2.75991" calcext:value-type="float">
            <text:p>2.75991</text:p>
          </table:table-cell>
          <table:table-cell office:value-type="float" office:value="5.4438" calcext:value-type="float">
            <text:p>5.443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2287" calcext:value-type="float">
            <text:p>0.00352287</text:p>
          </table:table-cell>
          <table:table-cell office:value-type="float" office:value="2.75957" calcext:value-type="float">
            <text:p>2.75957</text:p>
          </table:table-cell>
          <table:table-cell office:value-type="float" office:value="5.44237" calcext:value-type="float">
            <text:p>5.4423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0097" calcext:value-type="float">
            <text:p>0.00370097</text:p>
          </table:table-cell>
          <table:table-cell office:value-type="float" office:value="2.35238" calcext:value-type="float">
            <text:p>2.35238</text:p>
          </table:table-cell>
          <table:table-cell office:value-type="float" office:value="4.84571" calcext:value-type="float">
            <text:p>4.8457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425887" calcext:value-type="float">
            <text:p>0.00425887</text:p>
          </table:table-cell>
          <table:table-cell office:value-type="float" office:value="2.10269" calcext:value-type="float">
            <text:p>2.10269</text:p>
          </table:table-cell>
          <table:table-cell office:value-type="float" office:value="4.58944" calcext:value-type="float">
            <text:p>4.5894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42417" calcext:value-type="float">
            <text:p>0.00342417</text:p>
          </table:table-cell>
          <table:table-cell office:value-type="float" office:value="2.23009" calcext:value-type="float">
            <text:p>2.23009</text:p>
          </table:table-cell>
          <table:table-cell office:value-type="float" office:value="4.30419" calcext:value-type="float">
            <text:p>4.30419</text:p>
          </table:table-cell>
          <table:table-cell table:number-columns-repeated="1638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2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creation-date>2022-10-17T15:04:00Z</meta:creation-date>
    <dc:date>2022-10-22T20:50:41.450700286</dc:date>
    <meta:editing-cycles>15</meta:editing-cycles>
    <meta:editing-duration>PT2H22M25S</meta:editing-duration>
    <meta:document-statistic meta:table-count="3" meta:cell-count="436" meta:object-count="0"/>
  </office:meta>
</office:document-meta>
</file>